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DefinitionReader.XmlBeanDefinitionReader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setErrorHandl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setDocumentReaderClass( Class &lt; ? extends BeanDefinitionDocumentReader &gt; documentRead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createDefaultNamespaceHandler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DefinitionReader.doLoadBeanDefinitions( InputSource inputSource , Resource resour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BeanDefinitionReader.setValidating( boolean valida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DefinitionReader.createBeanDefinitionDocumen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setDocumentLoader( @ Nullable DocumentLoader document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setProblemReporter( @ Nullable ProblemReporter problemRepor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createReaderContext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DefinitionReader.detectValidationMode( 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BeanDefinitionReader.registerBeanDefinitions( Document doc ,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DefinitionReader.isNamespac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loadBeanDefinitions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setEntityResolver( @ Nullable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getValidationModeForResource(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BeanDefinitionReader.setValidationMode( int valid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getNamespaceHandler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DefinitionReader.loadBeanDefinitions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setEventListener( @ Nullable ReaderEventListener event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setSourceExtractor( @ Nullable SourceExtractor sourceExtr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getValida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setNamespaceAware( boolean namespaceAw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getEntityResolv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DefinitionReader.doLoadDocument( InputSource inputSource ,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DefinitionReader.loadBeanDefinitions( InputSource inputSource , @ Nullable String resource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loadBeanDefinitions( EncodedResource encodedRe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BeanDefinitionReader.setValidationModeName( String validationM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DefinitionReader.setNamespaceHandlerResolver( @ Nullable NamespaceHandlerResolver namespaceHandler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